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3.49cm"/>
      <style:paragraph-properties style:writing-mode="lr-tb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0.95cm" fo:min-width="2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5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225cm" draw:marker-end-width="0.225cm" draw:fill="solid" draw:fill-color="#f0e6ff" draw:textarea-horizontal-align="left" draw:textarea-vertical-align="middle" draw:auto-grow-height="true" draw:auto-grow-width="true" fo:min-height="0cm" fo:min-width="0cm" fo:padding-top="0.125cm" fo:padding-bottom="0.125cm" fo:padding-left="0.25cm" fo:padding-right="0.25cm" draw:shadow="hidden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2.7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  <style:paragraph-properties style:writing-mode="lr-tb"/>
    </style:style>
    <style:style style:name="gr11" style:family="graphic" style:parent-style-name="standard">
      <style:graphic-properties svg:stroke-color="#000000" draw:marker-end="Arrow_20_concave" draw:marker-end-width="0.3cm" draw:textarea-vertical-align="middle"/>
    </style:style>
    <style:style style:name="gr12" style:family="graphic" style:parent-style-name="standard">
      <style:graphic-properties svg:stroke-color="#000000" draw:fill-color="#ffe1ff" draw:textarea-horizontal-align="justify" draw:textarea-vertical-align="middle" draw:auto-grow-height="false" fo:min-height="0.95cm" fo:min-width="2.5cm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215cm" draw:marker-end-width="0.215cm" draw:fill="solid" draw:fill-color="#ffe1ff" draw:textarea-horizontal-align="left" draw:textarea-vertical-align="middle" draw:auto-grow-height="true" draw:auto-grow-width="true" fo:min-height="0cm" fo:min-width="0cm" fo:padding-top="0.125cm" fo:padding-bottom="0.125cm" fo:padding-left="0.25cm" fo:padding-right="0.25cm" draw:shadow="hidden"/>
    </style:style>
    <style:style style:name="gr14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33cm" fo:min-width="5.14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17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2.506cm" fo:min-width="10.89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5cm"/>
    </style:style>
    <style:style style:name="gr20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none" draw:fill="gradient" draw:fill-gradient-name="wraparound" draw:textarea-vertical-align="middle" draw:auto-grow-height="false" fo:min-height="9.75cm" fo:min-width="9.5cm"/>
    </style:style>
    <style:style style:name="gr22" style:family="graphic" style:parent-style-name="standard">
      <style:graphic-properties draw:stroke="none" draw:fill="gradient" draw:fill-gradient-name="Gradient_20_5" draw:textarea-vertical-align="middle" draw:auto-grow-height="false" fo:min-height="9.75cm" fo:min-width="9.5cm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72cm" fo:min-width="6.522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2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6.072cm" fo:min-width="5.83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2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5.932cm" fo:min-width="5.69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27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29" style:family="graphic" style:parent-style-name="standard">
      <style:graphic-properties draw:stroke="solid" svg:stroke-color="#000000" draw:fill-color="#000000" draw:textarea-horizontal-align="center" draw:textarea-vertical-align="middle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4.292cm" fo:min-width="0cm"/>
    </style:style>
    <style:style style:name="gr31" style:family="graphic" style:parent-style-name="standard">
      <style:graphic-properties svg:stroke-color="#000000" draw:fill="none" draw:textarea-vertical-align="middle" draw:auto-grow-height="false" fo:min-height="2.98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36cm"/>
      <style:paragraph-properties style:writing-mode="lr-tb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1.447cm" fo:min-width="0cm"/>
    </style:style>
    <style:style style:name="gr34" style:family="graphic" style:parent-style-name="standard">
      <style:graphic-properties svg:stroke-width="0.05cm" svg:stroke-color="#ffffff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1.057cm" fo:min-width="2.422cm" fo:wrap-option="no-wrap"/>
      <style:paragraph-properties style:writing-mode="lr-tb"/>
    </style:style>
    <style:style style:name="gr37" style:family="graphic" style:parent-style-name="standard">
      <style:graphic-properties svg:stroke-color="#000000" draw:fill-color="#ffffcc" draw:textarea-horizontal-align="justify" draw:textarea-vertical-align="middle" draw:auto-grow-height="false" fo:min-height="1.399cm" fo:min-width="2.046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f0e6ff" draw:textarea-horizontal-align="justify" draw:textarea-vertical-align="middle" draw:auto-grow-height="false" fo:min-height="0.95cm" fo:min-width="2.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notes">
      <style:graphic-properties draw:fill-color="#ffffff" draw:auto-grow-height="true" fo:min-height="15.831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611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231cm"/>
      <style:paragraph-properties style:writing-mode="lr-tb"/>
    </style:style>
    <style:style style:name="pr12" style:family="presentation" style:parent-style-name="master-title">
      <style:graphic-properties fo:min-height="1.741cm"/>
      <style:paragraph-properties style:writing-mode="lr-tb"/>
    </style:style>
    <style:style style:name="pr13" style:family="presentation" style:parent-style-name="master-outline1">
      <style:graphic-properties fo:min-height="14.15cm"/>
      <style:paragraph-properties style:writing-mode="lr-tb"/>
    </style:style>
    <style:style style:name="pr14" style:family="presentation" style:parent-style-name="master-notes">
      <style:graphic-properties draw:fill-color="#ffffff" fo:min-height="13.364cm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4.921cm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4.121cm"/>
      <style:paragraph-properties style:writing-mode="lr-tb"/>
    </style:style>
    <style:style style:name="pr17" style:family="presentation" style:parent-style-name="master-outline1" style:list-style-name="L6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1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4" style:family="paragraph">
      <style:paragraph-properties fo:margin-top="0cm" fo:margin-bottom="0.2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margin-top="0cm" fo:margin-bottom="0.2cm" fo:text-indent="-0.6cm"/>
    </style:style>
    <style:style style:name="P17" style:family="paragraph"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0e6ff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f0e6ff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ffe1ff"/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="solid" draw:fill-color="#ffe1ff"/>
      <style:paragraph-properties fo:text-align="center"/>
      <style:text-properties fo:color="#ffe1ff" loext:opacity="100%"/>
    </style:style>
    <style:style style:name="P24" style:family="paragraph">
      <style:paragraph-properties fo:margin-top="0cm" fo:margin-bottom="0.5cm" fo:text-align="end"/>
    </style:style>
    <style:style style:name="P25" style:family="paragraph">
      <style:paragraph-properties fo:margin-top="0cm" fo:margin-bottom="0.2cm" style:writing-mode="lr-tb"/>
      <style:text-properties fo:color="#000000" loext:opacity="100%" fo:font-size="22pt" style:font-size-asian="22pt" style:font-size-complex="22pt"/>
    </style:style>
    <style:style style:name="P26" style:family="paragraph">
      <loext:graphic-properties draw:fill="solid" draw:fill-color="#ffcc00" draw:opacity-name="Transparency_20_5"/>
      <style:paragraph-properties fo:text-align="center"/>
    </style:style>
    <style:style style:name="P27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2cm" fo:text-indent="0cm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31" style:family="paragraph">
      <style:paragraph-properties fo:margin-left="0cm" fo:margin-right="0cm" fo:margin-top="0cm" fo:margin-bottom="0.2cm" fo:text-indent="-0.61cm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-0.61cm" style:writing-mode="lr-tb"/>
      <style:text-properties fo:font-size="14pt" style:font-size-asian="14pt" style:font-size-complex="14pt"/>
    </style:style>
    <style:style style:name="P33" style:family="paragraph">
      <style:paragraph-properties fo:margin-top="0cm" fo:margin-bottom="0cm"/>
    </style:style>
    <style:style style:name="P34" style:family="paragraph">
      <loext:graphic-properties draw:fill="gradient" draw:fill-gradient-name="wraparound"/>
      <style:paragraph-properties fo:text-align="center"/>
    </style:style>
    <style:style style:name="P35" style:family="paragraph">
      <loext:graphic-properties draw:fill="gradient" draw:fill-gradient-name="Gradient_20_5"/>
      <style:paragraph-properties fo:text-align="center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6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38" style:family="paragraph">
      <loext:graphic-properties draw:fill="solid" draw:fill-color="#000000" draw:secondary-fill-color="#ff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6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-color="#ffffff"/>
      <style:paragraph-properties fo:text-align="center" style:writing-mode="lr-tb"/>
    </style:style>
    <style:style style:name="P41" style:family="paragraph">
      <style:paragraph-properties style:writing-mode="lr-tb"/>
      <style:text-properties fo:color="#000000" loext:opacity="100%" fo:font-size="22pt" style:font-size-asian="22pt" style:font-size-complex="22pt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  <style:text-properties fo:font-size="60pt" style:font-size-asian="60pt" style:font-size-complex="60pt"/>
    </style:style>
    <style:style style:name="P46" style:family="paragraph"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48" style:family="paragraph">
      <loext:graphic-properties draw:fill-color="#f0e6ff"/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solid" draw:fill-color="#000000"/>
      <style:paragraph-properties fo:text-align="center"/>
    </style:style>
    <style:style style:name="P50" style:family="paragraph">
      <style:paragraph-properties fo:margin-top="0cm" fo:margin-bottom="0.2cm">
        <style:tab-stops>
          <style:tab-stop style:position="9.591cm"/>
        </style:tab-stops>
      </style:paragraph-properties>
    </style:style>
    <style:style style:name="P51" style:family="paragraph">
      <style:paragraph-properties fo:margin-top="0cm" fo:margin-bottom="0.5cm">
        <style:tab-stops>
          <style:tab-stop style:position="9.591cm"/>
        </style:tab-stops>
      </style:paragraph-properties>
    </style:style>
    <style:style style:name="P52" style:family="paragraph">
      <style:paragraph-properties>
        <style:tab-stops>
          <style:tab-stop style:position="9.591cm"/>
        </style:tab-stops>
      </style:paragraph-properties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style:paragraph-properties fo:margin-top="0cm" fo:margin-bottom="0.3cm"/>
    </style:style>
    <style:style style:name="P55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5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1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13" style:family="text">
      <style:text-properties fo:color="#000000" loext:opacity="100%" fo:font-size="26pt" fo:language="ru" fo:country="RU" style:font-size-asian="26pt" style:font-size-complex="26pt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color="#000000" loext:opacity="100%" fo:language="ru" fo:country="RU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language="ru" fo:country="RU" style:font-size-asian="18pt" style:font-size-complex="18pt"/>
    </style:style>
    <style:style style:name="T20" style:family="text">
      <style:text-properties fo:color="#000000" loext:opacity="100%" fo:font-size="14pt" fo:language="ru" fo:country="RU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Mono2" fo:font-size="18pt"/>
    </style:style>
    <style:style style:name="T24" style:family="text">
      <style:text-properties fo:color="#000000" loext:opacity="100%" fo:font-size="20pt" fo:language="ru" fo:country="RU" style:font-size-asian="20pt" style:font-size-complex="20pt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Liberation Sans6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8" style:family="text">
      <style:text-properties fo:font-size="12pt" fo:language="ru" fo:country="RU" style:font-size-asian="12pt" style:font-size-complex="12pt"/>
    </style:style>
    <style:style style:name="T29" style:family="text">
      <style:text-properties fo:color="#000000" loext:opacity="100%" fo:font-size="24pt" fo:language="ru" fo:country="RU" style:font-size-asian="24pt" style:font-size-complex="24pt"/>
    </style:style>
    <style:style style:name="T30" style:family="text">
      <style:text-properties fo:color="#000000" loext:opacity="100%" style:font-name="Liberation Sans1" fo:font-size="14pt" fo:language="ru" fo:country="RU" style:font-size-asian="14pt" style:font-size-complex="14pt"/>
    </style:style>
    <style:style style:name="T31" style:family="text">
      <style:text-properties fo:color="#000000" loext:opacity="100%" style:font-name="Liberation Sans1" fo:font-size="14pt" fo:language="ru" fo:country="RU" fo:font-style="italic" style:font-size-asian="14pt" style:font-style-asian="italic" style:font-size-complex="14pt" style:font-style-complex="italic"/>
    </style:style>
    <style:style style:name="T32" style:family="text">
      <style:text-properties fo:color="#000000" loext:opacity="100%" style:font-name="Liberation Mono2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Архитектура</text:span><text:span text:style-name="T2"><text:line-break/></text:span><text:span text:style-name="T2">Очист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чистка версий строк и анализ таблиц</text:span></text:p>
              </text:list-item>
              <text:list-item>
                <text:p text:style-name="P9"><text:span text:style-name="T11">Заморозка версий строк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Очистка и анализ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2">Как устроен процесс очистки</text:span></text:p>
              </text:list-item>
              <text:list-item>
                <text:p><text:span text:style-name="T12">Анализ таблиц</text:span></text:p>
              </text:list-item>
              <text:list-item>
                <text:p><text:span text:style-name="T12">Полная очист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истк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Выполняется командой </text:span><text:span text:style-name="T13">VACUUM</text:span></text:p>
                <text:list>
                  <text:list-item>
                    <text:p text:style-name="P14"><text:span text:style-name="T14">очищает ненужные версии строк в табличных страницах</text:span><text:span text:style-name="T14"><text:line-break/></text:span><text:span text:style-name="T14">(пропуская страницы, уже отмеченные в карте видимости)</text:span></text:p>
                  </text:list-item>
                  <text:list-item>
                    <text:p text:style-name="P14"><text:span text:style-name="T14">очищает индексные записи, ссылающиеся на очищенные версии строк</text:span></text:p>
                  </text:list-item>
                  <text:list-item>
                    <text:p text:style-name="P15"><text:span text:style-name="T14">обновляет карты видимости и свободного пространства</text:span></text:p>
                  </text:list-item>
                </text:list>
              </text:list-item>
              <text:list-item>
                <text:p text:style-name="P9"><text:span text:style-name="T15">Обычно работает в автоматическом режиме</text:span></text:p>
                <text:list>
                  <text:list-item>
                    <text:p text:style-name="P14"><text:span text:style-name="T14">частота обработки зависит от интенсивности изменений в таблице</text:span></text:p>
                  </text:list-item>
                  <text:list-item>
                    <text:p text:style-name="P14"><text:span text:style-name="T14">процессы autovacuum launcher и autovacuum wor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3" draw:layer="layout" svg:width="16.799cm" svg:height="15.831cm" svg:x="2.1cm" svg:y="14.107cm" presentation:class="notes" presentation:user-transformed="true">
            <draw:text-box>
              <text:p text:style-name="P16"><text:span text:style-name="T6">Как мы уже знаем, при реализации многоверсионности в таблицах накапливаются исторические версии строк, а в индексах — ссылки</text:span><text:span text:style-name="T6"><text:line-break/></text:span><text:span text:style-name="T6">на такие исторические версии. Когда версия строки уходит за горизонт базы данных, ее можно удалить, освобождая место для других версий.</text:span></text:p>
              <text:p text:style-name="P16"><text:span text:style-name="T16">Очистка, выполняемая командой VACUUM, обрабатывает всю таблицу, включая все созданные на ней индексы. При этом удаляются и ненужные версии строк, и указатели на них в начале страницы.</text:span></text:p>
              <text:p text:style-name="P16"><text:span text:style-name="T6">Обычно очистка запускается не вручную, а работает в автоматическом режиме, учитывая фактическое количество изменений в таблице. Чем активнее изменяются, добавляются и удаляются строки, тем чаще автоочистка обрабатывает таблицу и ее индексы.</text:span></text:p>
              <text:p text:style-name="P16"><text:span text:style-name="T6">При включенной автоочистке в системе всегда присутствует процесс autovacuum launcher, который занимается планированием работы <text:s/>процессов autovacuum worker, непосредственно выполняющих очистку. Несколько экземпляров таких рабочих процессов могут действовать параллельно.</text:span></text:p>
              <text:p text:style-name="P16"><text:span text:style-name="T6">Важно, чтобы процесс автоочистки был правильно настроен. Как это делается, рассматривается в курсе DBA2 «Администрирование PostgreSQL. Настройка и мониторинг». Если автоочистка не будет срабатывать вовремя, таблицы будут разрастаться в размерах. Также важно, чтобы в системе с OLTP-нагрузкой не было длинных транзакций, подолгу удерживающих горизонт базы данных и мешающих очистке.</text:span></text:p>
              <text:p text:style-name="P16"><text:span text:style-name="T17"><text:a xlink:href="https://postgrespro.ru/docs/postgresql/16/sql-vacuum" xlink:type="simple">https://postgrespro.ru/docs/postgresql/16/sql-vacuum</text:a></text:span></text:p>
              <text:p text:style-name="P16"><text:span text:style-name="T17"><text:a xlink:href="https://postgrespro.ru/docs/postgresql/16/routine-vacuuming" xlink:type="simple">https://postgrespro.ru/docs/postgresql/16/routine-vacuuming</text:a></text:span></text:p>
              <text:p text:style-name="P16"><text:span text:style-name="T17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custom-shape draw:style-name="gr3" draw:text-style-name="P18" draw:layer="layout" svg:width="2cm" svg:height="1.2cm" svg:x="10.929cm" svg:y="12.207cm">
          <text:p text:style-name="P17"><text:span text:style-name="T18">xma</text:span><text:span text:style-name="T18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29cm" svg:y="12.207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29cm" svg:y="12.207cm">
          <text:p text:style-name="P17"><text:span text:style-name="T19">данн</text:span><text:span text:style-name="T19">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2" draw:id="id2" draw:layer="layout" svg:width="3cm" svg:height="1.2cm" svg:x="7.421cm" svg:y="14.608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21cm" svg:y="14.608cm">
          <text:p text:style-name="P17"><text:span text:style-name="T18">42,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3cm" svg:height="1.2cm" svg:x="10.421cm" svg:y="14.608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имер</text:span></text:p>
          </draw:text-box>
        </draw:frame>
        <draw:custom-shape draw:style-name="gr5" draw:text-style-name="P19" xml:id="id6" draw:id="id6" draw:layer="layout" svg:width="3cm" svg:height="1.2cm" svg:x="7.42cm" svg:y="13.407cm">
          <text:p text:style-name="P17"><text:span text:style-name="T18">100</text:span></text:p>
          <draw:enhanced-geometry svg:viewBox="0 0 21600 21600" draw:type="rectangle" draw:enhanced-path="M 0 0 L 21600 0 21600 21600 0 21600 0 0 Z N"/>
        </draw:custom-shape>
        <draw:path draw:style-name="gr7" draw:text-style-name="P20" draw:layer="layout" svg:width="0.491cm" svg:height="0.456cm" svg:x="9.779cm" svg:y="14.007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custom-shape draw:style-name="gr6" draw:text-style-name="P18" draw:layer="layout" svg:width="5cm" svg:height="1.2cm" svg:x="13.42cm" svg:y="13.407cm">
          <text:p text:style-name="P17"><text:span text:style-name="T18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7.428cm" svg:y="3.606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9.428cm" svg:y="3.606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" draw:id="id1" draw:layer="layout" svg:width="2cm" svg:height="1.2cm" svg:x="7.428cm" svg:y="4.806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28cm" svg:y="4.806cm">
          <text:p text:style-name="P17"><text:span text:style-name="T1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1" draw:layer="layout" draw:type="curve" draw:line-skew="-2.036cm" svg:x1="7.428cm" svg:y1="5.406cm" svg:x2="7.421cm" svg:y2="15.208cm" draw:start-shape="id1" draw:end-shape="id2" draw:end-glue-point="3" svg:d="M7428 5406c-3816 0-3812 9802-7 9802" svg:viewBox="0 0 2862 9803">
          <text:p/>
        </draw:connector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3cm" svg:height="1.2cm" svg:x="10.42cm" svg:y="13.407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xml:id="id3" draw:id="id3" draw:layer="layout" svg:width="2cm" svg:height="1.2cm" svg:x="7.428cm" svg:y="6.006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28cm" svg:y="6.006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1.204cm" svg:y="14.608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onnector draw:style-name="gr11" draw:text-style-name="P21" draw:layer="layout" draw:type="curve" draw:line-skew="-1.922cm" svg:x1="7.428cm" svg:y1="6.606cm" svg:x2="7.422cm" svg:y2="16.409cm" draw:start-shape="id3" draw:start-glue-point="3" draw:end-shape="id4" draw:end-glue-point="3" svg:d="M7428 6606c-3643 0-3640 9803-6 9803" svg:viewBox="0 0 2733 9804">
          <text:p/>
        </draw:connector>
        <draw:custom-shape draw:style-name="gr9" draw:text-style-name="P18" xml:id="id5" draw:id="id5" draw:layer="layout" svg:width="2cm" svg:height="1.2cm" svg:x="7.428cm" svg:y="7.206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28cm" svg:y="7.206cm">
          <text:p text:style-name="P17"><text:span text:style-name="T18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4" draw:id="id4" draw:layer="layout" svg:width="3cm" svg:height="1.2cm" svg:x="7.422cm" svg:y="15.8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22cm" svg:y="15.809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22cm" svg:y="15.809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02cm" svg:y="16.405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custom-shape draw:style-name="gr3" draw:text-style-name="P18" draw:layer="layout" svg:width="2cm" svg:height="1.2cm" svg:x="1.205cm" svg:y="15.809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onnector draw:style-name="gr11" draw:text-style-name="P21" draw:layer="layout" draw:type="curve" draw:line-skew="-1.587cm" svg:x1="7.428cm" svg:y1="7.806cm" svg:x2="7.42cm" svg:y2="14.007cm" draw:start-shape="id5" draw:start-glue-point="3" draw:end-shape="id6" draw:end-glue-point="3" svg:d="M7428 7806c-3144 0-3140 6201-8 6201" svg:viewBox="0 0 2359 6202">
          <text:p/>
        </draw:connector>
        <draw:path draw:style-name="gr7" draw:text-style-name="P20" draw:layer="layout" svg:width="0.491cm" svg:height="0.456cm" svg:x="9.779cm" svg:y="15.208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79cm" svg:y="15.2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79cm" svg:y="14.0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9.779cm" svg:y="16.4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3" draw:layer="layout" svg:width="16.799cm" svg:height="13.611cm" svg:x="2.1cm" svg:y="14.107cm" presentation:class="notes" presentation:user-transformed="true">
            <draw:text-box>
              <text:p text:style-name="P16"><text:span text:style-name="T6">Рассмотрим пример.</text:span></text:p>
              <text:p text:style-name="P16"><text:span text:style-name="T6">На рисунке приведена ситуация до очистки. В табличной странице три версии одной строки. Две из них неактуальны, не видны ни в одном снимке и могут быть удалены.</text:span></text:p>
              <text:p text:style-name="P16"><text:span text:style-name="T6">В индексе есть три ссылки: на каждую из версий строки.</text:span></text:p>
              <text:p text:style-name="P16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3" draw:text-style-name="P18" draw:layer="layout" svg:width="2cm" svg:height="1.2cm" svg:x="10.927cm" svg:y="12.208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27cm" svg:y="12.208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27cm" svg:y="12.208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аза очистки индексов</text:span></text:p>
          </draw:text-box>
        </draw:frame>
        <draw:custom-shape draw:style-name="gr3" draw:text-style-name="P18" draw:layer="layout" svg:width="2cm" svg:height="1.2cm" svg:x="7.426cm" svg:y="3.606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9.426cm" svg:y="3.606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7" draw:id="id7" draw:layer="layout" svg:width="2cm" svg:height="1.2cm" svg:x="7.426cm" svg:y="6.006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26cm" svg:y="6.006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1" draw:layer="layout" draw:type="curve" draw:line-skew="-1.915cm" svg:x1="7.426cm" svg:y1="6.606cm" svg:x2="7.42cm" svg:y2="16.41cm" draw:start-shape="id7" draw:start-glue-point="3" draw:end-shape="id8" draw:end-glue-point="3" svg:d="M7426 6606c-3633 0-3630 9804-6 9804" svg:viewBox="0 0 2725 9805">
          <text:p/>
        </draw:connector>
        <draw:frame presentation:style-name="pr4" draw:text-style-name="P25" draw:layer="layout" svg:width="25.6cm" svg:height="15.18cm" svg:x="1.2cm" svg:y="4.8cm" presentation:class="outline" presentation:user-transformed="true">
          <draw:text-box>
            <text:list text:style-name="L3">
              <text:list-item>
                <text:p text:style-name="P24"><text:span text:style-name="T14">требуется полное</text:span><text:span text:style-name="T14"><text:line-break/></text:span><text:span text:style-name="T14">сканирование всех индексов,</text:span><text:span text:style-name="T14"><text:line-break/></text:span><text:span text:style-name="T14">созданных на таблице</text:span></text:p>
              </text:list-item>
            </text:list>
          </draw:text-box>
        </draw:frame>
        <draw:custom-shape draw:style-name="gr14" draw:text-style-name="P26" draw:layer="layout" svg:width="5.805cm" svg:height="1.739cm" svg:x="7.11cm" svg:y="4.547cm">
          <text:p/>
          <draw:enhanced-geometry svg:viewBox="0 0 21600 21600" draw:path-stretchpoint-x="10800" draw:path-stretchpoint-y="10800" draw:text-areas="?f3 ?f4 ?f5 ?f6" draw:type="round-rectangle" draw:modifiers="3317.52921535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cm" svg:height="1.2cm" svg:x="7.426cm" svg:y="4.8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2cm" svg:height="1.2cm" svg:x="9.426cm" svg:y="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draw:layer="layout" svg:width="5.805cm" svg:height="1.739cm" svg:x="7.11cm" svg:y="6.947cm">
          <text:p/>
          <draw:enhanced-geometry svg:viewBox="0 0 21600 21600" draw:path-stretchpoint-x="10800" draw:path-stretchpoint-y="10800" draw:text-areas="?f3 ?f4 ?f5 ?f6" draw:type="round-rectangle" draw:modifiers="3317.529215358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7" draw:layer="layout" svg:width="2cm" svg:height="1.2cm" svg:x="7.426cm" svg:y="7.2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2cm" svg:height="1.2cm" svg:x="9.426cm" svg:y="7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3cm" svg:height="1.2cm" svg:x="7.419cm" svg:y="14.609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19cm" svg:y="14.609cm">
          <text:p text:style-name="P17"><text:span text:style-name="T18">42,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3cm" svg:height="1.2cm" svg:x="10.419cm" svg:y="14.6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3cm" svg:height="1.2cm" svg:x="7.418cm" svg:y="13.408cm">
          <text:p text:style-name="P17"><text:span text:style-name="T18">100</text:span></text:p>
          <draw:enhanced-geometry svg:viewBox="0 0 21600 21600" draw:type="rectangle" draw:enhanced-path="M 0 0 L 21600 0 21600 21600 0 21600 0 0 Z N"/>
        </draw:custom-shape>
        <draw:path draw:style-name="gr7" draw:text-style-name="P20" draw:layer="layout" svg:width="0.491cm" svg:height="0.456cm" svg:x="9.777cm" svg:y="14.008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custom-shape draw:style-name="gr6" draw:text-style-name="P18" draw:layer="layout" svg:width="5cm" svg:height="1.2cm" svg:x="13.418cm" svg:y="13.408cm">
          <text:p text:style-name="P17"><text:span text:style-name="T18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1.205cm" svg:y="13.409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3cm" svg:height="1.2cm" svg:x="10.418cm" svg:y="13.408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1.205cm" svg:y="14.609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8" draw:id="id8" draw:layer="layout" svg:width="3cm" svg:height="1.2cm" svg:x="7.42cm" svg:y="15.81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2cm" svg:y="15.81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2cm" svg:y="15.81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cm" svg:y="16.406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custom-shape draw:style-name="gr3" draw:text-style-name="P18" draw:layer="layout" svg:width="2cm" svg:height="1.2cm" svg:x="1.206cm" svg:y="15.81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path draw:style-name="gr7" draw:text-style-name="P20" draw:layer="layout" svg:width="0.491cm" svg:height="0.456cm" svg:x="9.777cm" svg:y="15.2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77cm" svg:y="15.2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77cm" svg:y="14.01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9.777cm" svg:y="16.4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9" draw:layer="layout" svg:width="16.799cm" svg:height="15.231cm" svg:x="2.1cm" svg:y="14.107cm" presentation:class="notes" presentation:user-transformed="true">
            <draw:text-box>
              <text:p text:style-name="P28"><text:span text:style-name="T6">Очистка обрабатывает данные постранично. Таблица при этом может использоваться обычным образом и для чтения, и для изменения </text:span><text:span text:style-name="T20">(однако одновременное выполнение для таблицы таких команд, как CREATE INDEX, ALTER TABLE и др. будет невозможно — подробнее см. тему «Блокировки»).</text:span></text:p>
              <text:p text:style-name="P28"><text:span text:style-name="T6">Сначала таблица сканируется в поисках версий строк, которые можно очистить. Для этого (с помощью карты видимости) читаются только те страницы, в которых есть неактуальные (мертвые) версии строк. Идентификаторы очищаемых строк запоминаются в оперативной памяти.</text:span></text:p>
              <text:p text:style-name="P28"><text:span text:style-name="T21">Затем начинается фаза очистки индексов. </text:span><text:span text:style-name="T22">Каждый</text:span><text:span text:style-name="T21"> из индексов, созданных на таблице, </text:span><text:span text:style-name="T22">полностью сканируется</text:span><text:span text:style-name="T16"> в поисках записей, которые ссылаются на очищаемые версии строк (это еще один повод</text:span><text:span text:style-name="T16"><text:line-break/></text:span><text:span text:style-name="T16">не создавать лишних индексов!). Найденные индексные записи очищаются. Эту фазу могут выполнять несколько фоновых процессов параллельно, по одному процессу на каждый индекс.</text:span></text:p>
              <text:p text:style-name="P28"><text:span text:style-name="T6">После этой фазы в индексе уже нет ссылок на устаревшие версии строк, но сами версии строк еще присутствуют в таблице.</text:span></text:p>
              <text:p text:style-name="P28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3" draw:text-style-name="P18" draw:layer="layout" svg:width="2cm" svg:height="1.2cm" svg:x="10.929cm" svg:y="12.207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29cm" svg:y="12.207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29cm" svg:y="12.207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аза очистки таблицы</text:span></text:p>
          </draw:text-box>
        </draw:frame>
        <draw:custom-shape draw:style-name="gr3" draw:text-style-name="P18" draw:layer="layout" svg:width="2cm" svg:height="1.2cm" svg:x="7.428cm" svg:y="3.606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9.428cm" svg:y="3.606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xml:id="id9" draw:id="id9" draw:layer="layout" svg:width="2cm" svg:height="1.2cm" svg:x="7.428cm" svg:y="6.006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28cm" svg:y="6.006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1.204cm" svg:y="14.608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onnector draw:style-name="gr11" draw:text-style-name="P21" draw:layer="layout" draw:type="curve" draw:line-skew="-1.918cm" svg:x1="7.428cm" svg:y1="6.606cm" svg:x2="7.422cm" svg:y2="16.409cm" draw:start-shape="id9" draw:start-glue-point="3" draw:end-shape="id10" draw:end-glue-point="3" svg:d="M7428 6606c-3637 0-3634 9803-6 9803" svg:viewBox="0 0 2728 9804">
          <text:p/>
        </draw:connector>
        <draw:custom-shape draw:style-name="gr5" draw:text-style-name="P19" xml:id="id10" draw:id="id10" draw:layer="layout" svg:width="3cm" svg:height="1.2cm" svg:x="7.422cm" svg:y="15.8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22cm" svg:y="15.809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22cm" svg:y="15.809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02cm" svg:y="16.405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custom-shape draw:style-name="gr3" draw:text-style-name="P18" draw:layer="layout" svg:width="2cm" svg:height="1.2cm" svg:x="1.205cm" svg:y="15.809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path draw:style-name="gr7" draw:text-style-name="P20" draw:layer="layout" svg:width="0.491cm" svg:height="0.456cm" svg:x="9.779cm" svg:y="16.4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custom-shape draw:style-name="gr17" draw:text-style-name="P26" draw:layer="layout" svg:width="11.631cm" svg:height="2.994cm" svg:x="7.11cm" svg:y="13.147cm">
          <text:p/>
          <draw:enhanced-geometry svg:viewBox="0 0 21600 21600" draw:path-stretchpoint-x="10800" draw:path-stretchpoint-y="10800" draw:text-areas="?f3 ?f4 ?f5 ?f6" draw:type="round-rectangle" draw:modifiers="2942.50417362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7" draw:layer="layout" svg:width="3cm" svg:height="1.2cm" svg:x="7.421cm" svg:y="14.6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5cm" svg:height="1.2cm" svg:x="13.421cm" svg:y="14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7" draw:layer="layout" svg:width="3cm" svg:height="1.2cm" svg:x="10.421cm" svg:y="14.6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3cm" svg:height="1.2cm" svg:x="7.42cm" svg:y="13.4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5cm" svg:height="1.2cm" svg:x="13.42cm" svg:y="13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7" draw:layer="layout" svg:width="3cm" svg:height="1.2cm" svg:x="10.42cm" svg:y="13.40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5.6cm" svg:height="15.18cm" svg:x="1.2cm" svg:y="4.8cm" presentation:class="outline" presentation:user-transformed="true">
          <draw:text-box>
            <text:list text:style-name="L3">
              <text:list-item>
                <text:p text:style-name="P24"><text:span text:style-name="T14">при большом объеме</text:span><text:span text:style-name="T14"><text:line-break/></text:span><text:span text:style-name="T14">очищаемых данных</text:span><text:span text:style-name="T14"><text:line-break/></text:span><text:span text:style-name="T14">потребуется повторить</text:span><text:span text:style-name="T14"><text:line-break/></text:span><text:span text:style-name="T14">весь процесс несколько раз</text:span></text:p>
              </text:list-item>
            </text:list>
          </draw:text-box>
        </draw:frame>
        <draw:custom-shape draw:style-name="gr15" draw:text-style-name="P27" draw:layer="layout" svg:width="2cm" svg:height="1.2cm" svg:x="7.428cm" svg:y="4.8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2cm" svg:height="1.2cm" svg:x="9.428cm" svg:y="4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7" draw:layer="layout" svg:width="2cm" svg:height="1.2cm" svg:x="7.428cm" svg:y="7.2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2cm" svg:height="1.2cm" svg:x="9.428cm" svg:y="7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9" draw:layer="layout" svg:width="16.799cm" svg:height="13.611cm" svg:x="2.1cm" svg:y="14.107cm" presentation:class="notes" presentation:user-transformed="true">
            <draw:text-box>
              <text:p text:style-name="P28"><text:span text:style-name="T6">Затем выполняется фаза очистки таблицы. На этой фазе таблица</text:span><text:span text:style-name="T6"><text:line-break/></text:span><text:span text:style-name="T6">снова сканируется, и из нее вычищаются версии строк с запомненными ранее идентификаторами. Несмотря на то, что индексы на предыдущей фазе могут очищаться параллельно, при очистке самой таблицы параллелизма нет: она очищается одним (ведущим) процессом.</text:span></text:p>
              <text:p text:style-name="P28"><text:span text:style-name="T6">После этой фазы устаревших версий строк нет ни в индексах,</text:span><text:span text:style-name="T6"><text:line-break/></text:span><text:span text:style-name="T6">ни в таблице.</text:span></text:p>
              <text:p text:style-name="P28"><text:span text:style-name="T6">Заметим, что фазы очистки индексов и таблицы могут поочередно выполняться несколько раз, если не хватает памяти для того чтобы сразу запомнить все идентификаторы очищаемых строк. Такой ситуации стараются избегать правильной настройкой автоочистки.</text:span></text:p>
              <text:p text:style-name="P28"><text:span text:style-name="T6">В процессе очистки таблицы обновляются и карта видимости (если на странице не остается неактуальных версий строк), и карта свободного пространства, в которой отражается наличие свободного места</text:span><text:span text:style-name="T6"><text:line-break/></text:span><text:span text:style-name="T6">в страницах.</text:span></text:p>
              <text:p text:style-name="P28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3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0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нализ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Выполняется командой </text:span><text:span text:style-name="T13">ANALYZE</text:span></text:p>
                <text:list>
                  <text:list-item>
                    <text:p text:style-name="P14"><text:span text:style-name="T14">собирает статистику для планировщика</text:span></text:p>
                  </text:list-item>
                  <text:list-item>
                    <text:p text:style-name="P15"><text:span text:style-name="T14">можно вместе с очисткой командой </text:span><text:span text:style-name="T24">VACUUM ANALYZE</text:span></text:p>
                  </text:list-item>
                </text:list>
              </text:list-item>
              <text:list-item>
                <text:p text:style-name="P9"><text:span text:style-name="T15">Обычно работает в автоматическом режиме</text:span></text:p>
                <text:list>
                  <text:list-item>
                    <text:p text:style-name="P14"><text:span text:style-name="T14">вместе с автоматической очистко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13" draw:layer="layout" svg:width="16.799cm" svg:height="14.921cm" svg:x="2.1cm" svg:y="14.107cm" presentation:class="notes" presentation:user-transformed="true">
            <draw:text-box>
              <text:p text:style-name="P16"><text:span text:style-name="T6">Еще одна задача, которую обычно совмещают с очисткой, — анализ,</text:span><text:span text:style-name="T6"><text:line-break/></text:span><text:span text:style-name="T6">то есть сбор статистической информации для планировщика запросов. Анализируется число строк в таблице, распределение данных по столбцам и т. п. Более подробно сбор статистики рассматривается</text:span><text:span text:style-name="T6"><text:line-break/></text:span><text:span text:style-name="T6">в курсе QPT «Оптимизация запросов».</text:span></text:p>
              <text:p text:style-name="P16"><text:span text:style-name="T6">Вручную анализ выполняется командой ANALYZE (только анализ) или VACUUM ANALYZE (и очистка, и анализ).</text:span></text:p>
              <text:p text:style-name="P16"><text:span text:style-name="T6">Обычно очистка и анализ запускаются не вручную, а работают вместе</text:span><text:span text:style-name="T6"><text:line-break/></text:span><text:span text:style-name="T6">в автоматическом режиме. Частота автоанализа также зависит от интенсивности изменений и допускает тонкую настройку.</text:span></text:p>
              <text:p text:style-name="P16"><text:span text:style-name="T17"><text:a xlink:href="https://postgrespro.ru/docs/postgresql/16/sql-analyze" xlink:type="simple">https://postgrespro.ru/docs/postgresql/16/sql-analyze</text:a></text:span></text:p>
              <text:p text:style-name="P16"><text:span text:style-name="T17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лная очистк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ерестраивает файлы и возвращает место файловой системе</text:span></text:p>
              </text:list-item>
              <text:list-item>
                <text:p text:style-name="P9"><text:span text:style-name="T11">Команда </text:span><text:span text:style-name="T13">VACUUM FULL</text:span></text:p>
                <text:list>
                  <text:list-item>
                    <text:p text:style-name="P14"><text:span text:style-name="T14">полностью перестраивает таблицу и все ее индексы</text:span></text:p>
                  </text:list-item>
                  <text:list-item>
                    <text:p text:style-name="P15"><text:span text:style-name="T14">монопольно блокирует таблицу и ее индексы на все время работы</text:span></text:p>
                  </text:list-item>
                </text:list>
              </text:list-item>
              <text:list-item>
                <text:p text:style-name="P9"><text:span text:style-name="T11">Команда </text:span><text:span text:style-name="T13">REINDEX</text:span></text:p>
                <text:list>
                  <text:list-item>
                    <text:p text:style-name="P14"><text:span text:style-name="T14">полностью перестраивает только индексы</text:span></text:p>
                  </text:list-item>
                  <text:list-item>
                    <text:p text:style-name="P14"><text:span text:style-name="T14">монопольно блокирует индекс и запрещает запись в таблицу</text:span></text:p>
                  </text:list-item>
                  <text:list-item>
                    <text:p><text:span text:style-name="T14">вариант </text:span><text:span text:style-name="T24">REINDEX CONCURRENTLY</text:span><text:span text:style-name="T14"> не мешает чтению и записи,</text:span><text:span text:style-name="T14"><text:line-break/></text:span><text:span text:style-name="T14">но выполняется дольше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2" draw:layer="layout" svg:width="16.799cm" svg:height="13.364cm" svg:x="2.1cm" svg:y="14.107cm" presentation:class="notes" presentation:user-transformed="true">
            <draw:text-box>
              <text:p text:style-name="P31"><text:span text:style-name="T6">Обычная очистка не решает всех задач по освобождению места.</text:span><text:span text:style-name="T6"><text:line-break/></text:span><text:span text:style-name="T6">Если таблица или индекс сильно выросли в размерах, то очистка</text:span><text:span text:style-name="T6"><text:line-break/></text:span><text:span text:style-name="T6">не приведет к сокращению числа страниц (и к уменьшению файлов). Вместо этого внутри существующих страниц появятся «дыры», которые могут быть использованы для вставки новых строк или изменения существующих. Единственное исключение составляют полностью очищенные страницы, находящиеся в конце файла — такие страницы «откусываются» и возвращаются операционной системе.</text:span></text:p>
              <text:p text:style-name="P31"><text:span text:style-name="T6">Если размер файлов превышает некие разумные пределы, можно выполнить команду VACUUM FULL для полной очистки. При этом таблица и все ее индексы перестраиваются полностью с нуля,</text:span><text:span text:style-name="T6"><text:line-break/></text:span><text:span text:style-name="T6">а данные упаковываются максимально компактно.</text:span></text:p>
              <text:p text:style-name="P31"><text:span text:style-name="T6">Полная очистка не предполагает регулярного использования, так как полностью блокирует всякую работу с таблицей (включая и выполнение запросов к ней) на все время своего выполнения.</text:span></text:p>
              <text:p text:style-name="P31"><text:span text:style-name="T17"><text:a xlink:href="https://postgrespro.ru/docs/postgresql/16/sql-vacuum" xlink:type="simple">https://postgrespro.ru/docs/postgresql/16/sql-vacuum</text:a></text:span></text:p>
              <text:p text:style-name="P31"><text:span text:style-name="T6">Команда REINDEX перестраивает индексы, не трогая при этом таблицу. Фактически, VACUUM FULL использует эту команду для того, чтобы перестроить индексы. Вариант REINDEX CONCURRENTLY работает дольше, но не блокирует индекс и не мешает чтению и обновлению данных.</text:span></text:p>
              <text:p text:style-name="P31"><text:span text:style-name="T17"><text:a xlink:href="https://postgrespro.ru/docs/postgresql/16/sql-reindex" xlink:type="simple">https://postgrespro.ru/docs/postgresql/16/sql-reindex</text:a></text:span></text:p>
            </draw:text-box>
          </draw:frame>
        </presentation:notes>
      </draw:page>
      <draw:page draw:name="page11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имер</text:span></text:p>
          </draw:text-box>
        </draw:frame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1.204cm" svg:y="14.608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1.205cm" svg:y="15.809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10.909cm" svg:y="12.208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09cm" svg:y="12.208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09cm" svg:y="12.208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12" draw:id="id12" draw:layer="layout" svg:width="3cm" svg:height="1.2cm" svg:x="7.401cm" svg:y="14.609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01cm" svg:y="14.609cm">
          <text:p text:style-name="P17"><text:span text:style-name="T18">42,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layout" svg:width="3cm" svg:height="1.2cm" svg:x="10.401cm" svg:y="14.6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16" draw:id="id16" draw:layer="layout" svg:width="3cm" svg:height="1.2cm" svg:x="7.4cm" svg:y="13.408cm">
          <text:p text:style-name="P17"><text:span text:style-name="T18">100</text:span></text:p>
          <draw:enhanced-geometry svg:viewBox="0 0 21600 21600" draw:type="rectangle" draw:enhanced-path="M 0 0 L 21600 0 21600 21600 0 21600 0 0 Z N"/>
        </draw:custom-shape>
        <draw:path draw:style-name="gr7" draw:text-style-name="P20" draw:layer="layout" svg:width="0.491cm" svg:height="0.456cm" svg:x="9.759cm" svg:y="14.008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custom-shape draw:style-name="gr6" draw:text-style-name="P18" draw:layer="layout" svg:width="5cm" svg:height="1.2cm" svg:x="13.4cm" svg:y="13.408cm">
          <text:p text:style-name="P17"><text:span text:style-name="T18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2cm" svg:height="1.2cm" svg:x="7.43cm" svg:y="3.607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9.43cm" svg:y="3.607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1" draw:id="id11" draw:layer="layout" svg:width="2cm" svg:height="1.2cm" svg:x="7.43cm" svg:y="4.807cm">
          <text:p text:style-name="P17"><text:span text:style-name="T18">(0,2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4.807cm">
          <text:p text:style-name="P17"><text:span text:style-name="T1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1" draw:layer="layout" draw:type="curve" draw:line-skew="-2.036cm" svg:x1="7.43cm" svg:y1="5.407cm" svg:x2="7.401cm" svg:y2="15.209cm" draw:start-shape="id11" draw:end-shape="id12" draw:end-glue-point="3" svg:d="M7430 5407c-3849 0-3834 9802-29 9802" svg:viewBox="0 0 2886 9803">
          <text:p/>
        </draw:connector>
        <draw:custom-shape draw:style-name="gr5" draw:text-style-name="P19" draw:layer="layout" svg:width="3cm" svg:height="1.2cm" svg:x="10.4cm" svg:y="13.408cm">
          <text:p text:style-name="P17"><text:span text:style-name="T18">10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xml:id="id13" draw:id="id13" draw:layer="layout" svg:width="2cm" svg:height="1.2cm" svg:x="7.43cm" svg:y="6.007cm">
          <text:p text:style-name="P17"><text:span text:style-name="T18">(0,3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6.007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1" draw:layer="layout" draw:type="curve" draw:line-skew="-1.922cm" svg:x1="7.43cm" svg:y1="6.607cm" svg:x2="7.402cm" svg:y2="16.41cm" draw:start-shape="id13" draw:start-glue-point="3" draw:end-shape="id14" draw:end-glue-point="3" svg:d="M7430 6607c-3676 0-3662 9803-28 9803" svg:viewBox="0 0 2756 9804">
          <text:p/>
        </draw:connector>
        <draw:custom-shape draw:style-name="gr9" draw:text-style-name="P18" xml:id="id15" draw:id="id15" draw:layer="layout" svg:width="2cm" svg:height="1.2cm" svg:x="7.43cm" svg:y="7.207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7.207cm">
          <text:p text:style-name="P17"><text:span text:style-name="T18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xml:id="id14" draw:id="id14" draw:layer="layout" svg:width="3cm" svg:height="1.2cm" svg:x="7.402cm" svg:y="15.81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02cm" svg:y="15.81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02cm" svg:y="15.81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882cm" svg:y="16.406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connector draw:style-name="gr11" draw:text-style-name="P21" draw:layer="layout" draw:type="curve" draw:line-skew="-1.587cm" svg:x1="7.43cm" svg:y1="7.807cm" svg:x2="7.4cm" svg:y2="14.008cm" draw:start-shape="id15" draw:start-glue-point="3" draw:end-shape="id16" draw:end-glue-point="3" svg:d="M7430 7807c-3177 0-3162 6201-30 6201" svg:viewBox="0 0 2382 6202">
          <text:p/>
        </draw:connector>
        <draw:path draw:style-name="gr7" draw:text-style-name="P20" draw:layer="layout" svg:width="0.491cm" svg:height="0.456cm" svg:x="9.759cm" svg:y="15.2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59cm" svg:y="15.2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12.759cm" svg:y="14.01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path draw:style-name="gr7" draw:text-style-name="P20" draw:layer="layout" svg:width="0.491cm" svg:height="0.456cm" svg:x="9.759cm" svg:y="16.41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13" draw:layer="layout" svg:width="16.799cm" svg:height="13.611cm" svg:x="2.1cm" svg:y="14.107cm" presentation:class="notes" presentation:user-transformed="true">
            <draw:text-box>
              <text:p text:style-name="P16"><text:span text:style-name="T6">На рисунке приведена та же самая ситуация до очистки, которую мы уже рассматривали.</text:span></text:p>
              <text:p text:style-name="P16"><text:span text:style-name="T6">В табличной странице три версии одной строки. Две из них неактуальны, не видны ни в одном снимке и могут быть удалены.</text:span></text:p>
              <text:p text:style-name="P16"><text:span text:style-name="T6">В индексе есть три ссылки на каждую из версий строки.</text:span></text:p>
              <text:p text:style-name="P16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draw:custom-shape draw:style-name="gr3" draw:text-style-name="P18" draw:layer="layout" svg:width="2cm" svg:height="1.2cm" svg:x="10.939cm" svg:y="12.207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39cm" svg:y="12.207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39cm" svg:y="12.207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сле полной очистки</text:span></text:p>
          </draw:text-box>
        </draw:frame>
        <draw:custom-shape draw:style-name="gr3" draw:text-style-name="P18" draw:layer="layout" svg:width="2cm" svg:height="1.2cm" svg:x="7.43cm" svg:y="3.606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9.43cm" svg:y="3.606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7" draw:id="id17" draw:layer="layout" svg:width="2cm" svg:height="1.2cm" svg:x="7.43cm" svg:y="4.806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4.806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1" draw:layer="layout" draw:type="curve" draw:line-skew="-1.929cm" svg:x1="7.43cm" svg:y1="5.406cm" svg:x2="7.432cm" svg:y2="14.009cm" draw:start-shape="id17" draw:end-shape="id18" draw:end-glue-point="3" svg:d="M7430 5406c-3645 0-3646 8603 2 8603" svg:viewBox="0 0 2737 8604">
          <text:p/>
        </draw:connector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18" draw:id="id18" draw:layer="layout" svg:width="3cm" svg:height="1.2cm" svg:x="7.432cm" svg:y="13.4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32cm" svg:y="13.409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32cm" svg:y="13.409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12cm" svg:y="14.005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path draw:style-name="gr7" draw:text-style-name="P20" draw:layer="layout" svg:width="0.491cm" svg:height="0.456cm" svg:x="9.789cm" svg:y="14.0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frame presentation:style-name="pr4" draw:text-style-name="P2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33"><text:span text:style-name="T14"/></text:p>
              </text:list-item>
              <text:list-item>
                <text:p text:style-name="P33"><text:span text:style-name="T14"/></text:p>
              </text:list-item>
              <text:list-item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6" draw:text-style-name="P13" draw:layer="layout" svg:width="16.799cm" svg:height="14.121cm" svg:x="2.1cm" svg:y="14.107cm" presentation:class="notes" presentation:user-transformed="true">
            <draw:text-box>
              <text:p text:style-name="P16"><text:span text:style-name="T6">После выполнения полной очистки файлы данных индекса и таблицы перестроены заново, нумерация версий строк изменилась. В страницах отсутствуют «дыры», данные упакованы максимально плотно.</text:span></text:p>
              <text:p text:style-name="P16"><text:span text:style-name="T6"><text:s/></text:span></text:p>
            </draw:text-box>
          </draw:frame>
        </presentation:notes>
      </draw:page>
      <draw:page draw:name="page13" draw:style-name="dp1" draw:master-page-name="master" presentation:presentation-page-layout-name="AL1T1"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3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20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21" presentation:presentation-page-layout-name="AL1T1"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Заморозка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2">Проблема переполнения счетчика транзакций</text:span></text:p>
              </text:list-item>
              <text:list-item>
                <text:p><text:span text:style-name="T12">Заморозка версий стр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ереполнение счетчика</text:span></text:p>
          </draw:text-box>
        </draw:frame>
        <draw:custom-shape draw:style-name="gr21" draw:text-style-name="P34" draw:layer="layout" svg:width="10cm" svg:height="10cm" draw:transform="rotate (1.5707963267949) translate (5.397cm 18.601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35" draw:layer="layout" svg:width="10cm" svg:height="10cm" draw:transform="rotate (-1.5707963267949) translate (15.403cm 8.599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36" draw:layer="layout" svg:width="10cm" svg:height="10cm" draw:transform="rotate (1.5707963267949) translate (5.397cm 18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6" draw:layer="layout" svg:x1="10.403cm" svg:y1="18.6cm" svg:x2="10.403cm" svg:y2="13.716cm">
          <text:p/>
        </draw:line>
        <draw:custom-shape draw:style-name="gr25" draw:text-style-name="P38" draw:layer="layout" svg:width="9cm" svg:height="9cm" svg:x="5.893cm" svg:y="9.12cm">
          <text:p text:style-name="P37"><text:span text:style-name="T25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6" draw:text-style-name="P38" draw:layer="layout" svg:width="8.8cm" svg:height="8.8cm" draw:transform="rotate (-3.14159265358979) translate (14.851cm 17.949cm)">
          <text:p text:style-name="P37"><text:span text:style-name="T25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7" draw:text-style-name="P40" draw:layer="layout" svg:width="1cm" svg:height="1cm" svg:x="9.9cm" svg:y="8.1cm">
          <text:p text:style-name="P3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4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>пространство номеров транзакций (32 бита) закольцовано</text:span></text:p>
              </text:list-item>
              <text:list-item>
                <text:p text:style-name="P9"><text:span text:style-name="T14">половина номеров — прошлое, половина — будущее</text:span></text:p>
              </text:list-item>
            </text:list>
          </draw:text-box>
        </draw:frame>
        <draw:custom-shape draw:style-name="gr27" draw:text-style-name="P40" draw:layer="layout" svg:width="1cm" svg:height="1cm" svg:x="5.001cm" svg:y="12.201cm">
          <text:p text:style-name="P3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6.701cm" svg:y="9.301cm">
          <text:p text:style-name="P3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42" draw:layer="layout" svg:width="0.508cm" svg:height="0.508cm" svg:x="10.15cm" svg:y="1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9" draw:text-style-name="P42" draw:layer="layout" svg:width="0.299cm" svg:height="1.025cm" svg:x="10.254cm" svg:y="9.28cm" svg:viewBox="0 0 300 1026" svg:d="M150 1025c-337-128 0-256 0-1025v513zM150 1026v-513-512c0 769 337 897 0 1025z">
            <text:p/>
          </draw:path>
          <draw:custom-shape draw:style-name="gr30" draw:text-style-name="P42" draw:layer="layout" svg:width="0.15cm" svg:height="4.542cm" svg:x="10.329cm" svg:y="8.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6">Под номер транзакции в PostgreSQL выделено 32 бита. Это довольно большое число (около 4 млрд номеров), но при активной работе сервера оно вполне может быть исчерпано. Например при нагрузке 1000 транзакций в секунду это произойдет всего через полтора месяца непрерывной работы.</text:span></text:p>
              <text:p text:style-name="P16"><text:span text:style-name="T6">Но мы говорили о том, что механизм многоверсионности полагается</text:span><text:span text:style-name="T6"><text:line-break/></text:span><text:span text:style-name="T6">на последовательную нумерацию транзакций — из двух транзакций транзакция с меньшим номером считается начавшейся раньше. Понятно, что нельзя просто обнулить счетчик и продолжить нумерацию заново.</text:span></text:p>
              <text:p text:style-name="P16"><text:span text:style-name="T6">Почему под номер транзакции не выделено 64 бита — ведь это полностью исключило бы проблему? Дело в том, что (как рассматривалось в теме «Многоверсионность») в заголовке каждой версии строки хранятся два номера транзакций — xmin и xmax. Заголовок и так достаточно большой, а увеличение разрядности привело бы к его увеличению еще на 8 байт.</text:span></text:p>
              <text:p text:style-name="P16"><text:span text:style-name="T6"/></text:p>
            </draw:text-box>
          </draw:frame>
        </presentation:notes>
      </draw:page>
      <draw:page draw:name="page16" draw:style-name="dp1" draw:master-page-name="master" presentation:presentation-page-layout-name="AL1T1">
        <draw:custom-shape draw:style-name="gr21" draw:text-style-name="P34" draw:layer="layout" svg:width="10cm" svg:height="10cm" draw:transform="rotate (0.872664625997165) translate (3.351cm 14.216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35" draw:layer="layout" svg:width="10cm" svg:height="9.999cm" draw:transform="skewX (-7.44983561336249E-017) rotate (-0.872664625997165) translate (11.017cm 6.558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36" draw:layer="layout" svg:width="10cm" svg:height="10cm" draw:transform="rotate (0.872664625997165) translate (3.351cm 14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6" draw:layer="layout" svg:x1="7.186cm" svg:y1="17.433cm" svg:x2="10.325cm" svg:y2="13.692cm">
          <text:p/>
        </draw:line>
        <draw:custom-shape draw:style-name="gr25" draw:text-style-name="P38" draw:layer="layout" svg:width="9cm" svg:height="9cm" draw:transform="rotate (-0.698131700797732) translate (9.825cm 7.272cm)">
          <text:p text:style-name="P37"><text:span text:style-name="T25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6" draw:text-style-name="P38" draw:layer="layout" svg:width="8.8cm" svg:height="8.8cm" draw:transform="rotate (2.44346095279206) translate (11.012cm 19.794cm)">
          <text:p text:style-name="P37"><text:span text:style-name="T25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ереполнение счетчика</text:span></text:p>
          </draw:text-box>
        </draw:frame>
        <draw:frame presentation:style-name="pr4" draw:text-style-name="P4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><text:s/></text:span></text:p>
              </text:list-item>
            </text:list>
          </draw:text-box>
        </draw:frame>
        <draw:custom-shape draw:style-name="gr27" draw:text-style-name="P40" draw:layer="layout" svg:width="1cm" svg:height="1cm" svg:x="13.103cm" svg:y="9.303cm">
          <text:p text:style-name="P3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9.901cm" svg:y="8.101cm">
          <text:p text:style-name="P3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5.002cm" svg:y="12.202cm">
          <text:p text:style-name="P3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6.702cm" svg:y="9.302cm">
          <text:p text:style-name="P3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6" draw:layer="layout" svg:width="0.529cm" svg:height="3.417cm" draw:transform="rotate (1.20811690823047) translate (10.682cm 7.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43" draw:layer="layout" svg:width="5.036cm" svg:height="0.806cm" svg:x="12.244cm" svg:y="7.285cm">
          <draw:text-box>
            <text:p><text:span text:style-name="T26">возраст транзакции</text:span></text:p>
          </draw:text-box>
        </draw:frame>
        <draw:g>
          <draw:custom-shape draw:style-name="gr28" draw:text-style-name="P42" draw:layer="layout" svg:width="0.508cm" svg:height="0.508cm" draw:transform="rotate (-0.698131700797732) translate (10.37cm 13.2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9" draw:text-style-name="P42" draw:layer="layout" svg:width="0.299cm" svg:height="1.025cm" draw:transform="rotate (-0.698131700797732) translate (13.0631128046561cm 10.0979356815173cm)" svg:viewBox="0 0 300 1026" svg:d="M150 1025c-337-128 0-256 0-1025v513zM150 1026v-513-512c0 769 337 897 0 1025z">
            <text:p/>
          </draw:path>
          <draw:custom-shape draw:style-name="gr33" draw:text-style-name="P42" draw:layer="layout" svg:width="0.151cm" svg:height="4.623cm" draw:transform="skewX (0.0223402144255274) rotate (0.705811149506507) translate (10.452cm 9.955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6">Поэтому вместо линейной схемы все номера транзакций закольцованы. Для любой транзакции половина номеров «против часовой стрелки» считается принадлежащей прошлому, а половина «по часовой</text:span><text:span text:style-name="T6"><text:line-break/></text:span><text:span text:style-name="T6">стрелке» — будущему.</text:span></text:p>
              <text:p text:style-name="P16"><text:span text:style-name="T27">Возрастом транзакции</text:span><text:span text:style-name="T6"> называется число транзакций, прошедших</text:span><text:span text:style-name="T6"><text:line-break/></text:span><text:span text:style-name="T6">с момента ее появления в системе (независимо от того, переходил ли счетчик через ноль или нет).</text:span></text:p>
              <text:p text:style-name="P16"><text:span text:style-name="T6"/></text:p>
            </draw:text-box>
          </draw:frame>
        </presentation:notes>
      </draw:page>
      <draw:page draw:name="page17" draw:style-name="dp1" draw:master-page-name="master" presentation:presentation-page-layout-name="AL1T1">
        <draw:custom-shape draw:style-name="gr21" draw:text-style-name="P34" draw:layer="layout" svg:width="10cm" svg:height="10cm" draw:transform="rotate (0.174532925199433) translate (4.604cm 9.542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35" draw:layer="layout" svg:width="10cm" svg:height="10.004cm" draw:transform="rotate (-0.174532925199433) translate (6.344cm 7.808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36" draw:layer="layout" svg:width="10cm" svg:height="10cm" draw:transform="rotate (0.174532925199433) translate (4.604cm 9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6" draw:layer="layout" svg:x1="5.474cm" svg:y1="14.472cm" svg:x2="10.284cm" svg:y2="13.624cm">
          <text:p/>
        </draw:line>
        <draw:custom-shape draw:style-name="gr25" draw:text-style-name="P38" draw:layer="layout" svg:width="9cm" svg:height="9cm" draw:transform="rotate (-1.39626340159546) translate (14.027cm 8.385cm)">
          <text:p text:style-name="P37"><text:span text:style-name="T25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6" draw:text-style-name="P38" draw:layer="layout" svg:width="8.8cm" svg:height="8.8cm" draw:transform="rotate (1.74532925199433) translate (6.888cm 18.74cm)">
          <text:p text:style-name="P37"><text:span text:style-name="T25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морозка</text:span></text:p>
          </draw:text-box>
        </draw:frame>
        <draw:frame presentation:style-name="pr4" draw:text-style-name="P4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>процесс очистки выполняет заморозку старых версий строк</text:span></text:p>
              </text:list-item>
              <text:list-item>
                <text:p text:style-name="P14"><text:span text:style-name="T14">после заморозки номер транзакции xmin может быть использован заново</text:span></text:p>
              </text:list-item>
            </text:list>
          </draw:text-box>
        </draw:frame>
        <draw:custom-shape draw:style-name="gr27" draw:text-style-name="P40" draw:layer="layout" svg:width="1cm" svg:height="1cm" svg:x="13.103cm" svg:y="9.308cm">
          <text:p text:style-name="P3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9.901cm" svg:y="8.106cm">
          <text:p text:style-name="P3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4" draw:layer="layout" svg:width="1cm" svg:height="1cm" svg:x="5.002cm" svg:y="1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6.702cm" svg:y="9.307cm">
          <text:p text:style-name="P3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14.804cm" svg:y="12.209cm">
          <text:p text:style-name="P39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5" draw:text-style-name="P45" draw:layer="layout" svg:width="0.893cm" svg:height="0.999cm" svg:x="5.049cm" svg:y="12.204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custom-shape draw:style-name="gr36" draw:text-style-name="P47" draw:layer="layout" svg:width="4.15cm" svg:height="1.855cm" svg:x="1.2cm" svg:y="9.203cm">
          <text:p text:style-name="P46"><text:span text:style-name="T28">версия строки</text:span></text:p>
          <text:p text:style-name="P46"><text:span text:style-name="T28">заморожен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73.7653577451 34971.98275862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8" draw:text-style-name="P42" draw:layer="layout" svg:width="0.508cm" svg:height="0.508cm" draw:transform="rotate (-1.39626340159546) translate (10.605cm 13.3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9" draw:text-style-name="P42" draw:layer="layout" svg:width="0.299cm" svg:height="1.025cm" draw:transform="rotate (-1.39626340159546) translate (14.6270424331791cm 12.7072029784998cm)" svg:viewBox="0 0 300 1026" svg:d="M150 1025c-337-128 0-256 0-1025v513zM150 1026v-513-512c0 769 337 897 0 1025z">
            <text:p/>
          </draw:path>
          <draw:custom-shape draw:style-name="gr30" draw:text-style-name="P42" draw:layer="layout" svg:width="0.15cm" svg:height="4.542cm" draw:transform="rotate (1.39626340159546) translate (10.551cm 12.888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6">В такой закольцованной схеме возникает неприятная ситуация. Транзакция, находившаяся в далеком прошлом (транзакция 1), через некоторое время окажется в той половине круга, которая относится</text:span><text:span text:style-name="T6"><text:line-break/></text:span><text:span text:style-name="T6">к будущему. Это, конечно, нарушило бы правила видимости для версий строк, созданных этой транзакцией, и привело бы к проблемам.</text:span></text:p>
              <text:p text:style-name="P16"><text:span text:style-name="T16">При этом проблемы вызывают только номера транзакций в поле xmin, поскольку неактуальные версии с ненулевым xmax достаточно быстро удаляются при очистке (</text:span><text:span text:style-name="T6">как только перестают быть видимыми</text:span><text:span text:style-name="T6"><text:line-break/></text:span><text:span text:style-name="T6">в снимках данных).</text:span></text:p>
              <text:p text:style-name="P16"><text:span text:style-name="T6">Чтобы не допустить путешествий из прошлого в будущее, процесс очистки выполняет еще одну задачу. Он находит достаточно старые</text:span><text:span text:style-name="T6"><text:line-break/></text:span><text:span text:style-name="T6">и «холодные» версии строк (которые видны во всех снимках</text:span><text:span text:style-name="T6"><text:line-break/></text:span><text:span text:style-name="T6">и изменение которых уже маловероятно) и специальным образом помечает — <text:s/>«замораживает» — их.</text:span></text:p>
            </draw:text-box>
          </draw:frame>
        </presentation:notes>
      </draw:page>
      <draw:page draw:name="page18" draw:style-name="dp1" draw:master-page-name="master" presentation:presentation-page-layout-name="AL1T1">
        <draw:custom-shape draw:style-name="gr21" draw:text-style-name="P34" draw:layer="layout" svg:width="10cm" svg:height="10cm" draw:transform="rotate (-0.523598775598299) translate (8.569cm 6.768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35" draw:layer="layout" svg:width="10cm" svg:height="10cm" draw:transform="rotate (0.523598775598299) translate (3.567cm 11.774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36" draw:layer="layout" svg:width="10cm" svg:height="10cm" draw:transform="rotate (-0.523598775598299) translate (8.569cm 6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6" draw:layer="layout" svg:x1="6.066cm" svg:y1="11.104cm" svg:x2="10.296cm" svg:y2="13.546cm">
          <text:p/>
        </draw:line>
        <draw:custom-shape draw:style-name="gr25" draw:text-style-name="P38" draw:layer="layout" svg:width="9cm" svg:height="9cm" draw:transform="rotate (-2.0943951023932) translate (16.531cm 11.938cm)">
          <text:p text:style-name="P37"><text:span text:style-name="T25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6" draw:text-style-name="P38" draw:layer="layout" svg:width="8.8cm" svg:height="8.8cm" draw:transform="rotate (1.0471975511966) translate (4.405cm 15.281cm)">
          <text:p text:style-name="P37"><text:span text:style-name="T25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морозка</text:span></text:p>
          </draw:text-box>
        </draw:frame>
        <draw:frame presentation:style-name="pr4" draw:text-style-name="P4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>замороженные версии строк считаются «бесконечно старыми»</text:span></text:p>
              </text:list-item>
            </text:list>
          </draw:text-box>
        </draw:frame>
        <draw:custom-shape draw:style-name="gr27" draw:text-style-name="P40" draw:layer="layout" svg:width="1cm" svg:height="1cm" svg:x="13.104cm" svg:y="9.304cm">
          <text:p text:style-name="P3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9.902cm" svg:y="8.102cm">
          <text:p text:style-name="P3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4" draw:layer="layout" svg:width="1cm" svg:height="1cm" svg:x="5.003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4" draw:layer="layout" svg:width="1cm" svg:height="1cm" svg:x="6.703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0" draw:layer="layout" svg:width="1cm" svg:height="1cm" svg:x="14.805cm" svg:y="12.205cm">
          <text:p text:style-name="P39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5" draw:text-style-name="P45" draw:layer="layout" svg:width="0.893cm" svg:height="0.999cm" svg:x="5.05cm" svg:y="12.2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custom-shape draw:style-name="gr27" draw:text-style-name="P40" draw:layer="layout" svg:width="1cm" svg:height="1cm" svg:x="14.206cm" svg:y="15.606cm">
          <text:p text:style-name="P3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5" draw:text-style-name="P45" draw:layer="layout" svg:width="0.893cm" svg:height="0.999cm" svg:x="6.75cm" svg:y="9.301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custom-shape draw:style-name="gr37" draw:text-style-name="P47" draw:layer="layout" svg:width="3.618cm" svg:height="2.341cm" svg:x="16.194cm" svg:y="13.208cm">
          <text:p text:style-name="P46"><text:span text:style-name="T28">номер</text:span></text:p>
          <text:p text:style-name="P46"><text:span text:style-name="T28">транзакции</text:span></text:p>
          <text:p text:style-name="P46"><text:span text:style-name="T28">использован</text:span></text:p>
          <text:p text:style-name="P46"><text:span text:style-name="T28">заново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658.13760707378 24191.63108454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47" draw:layer="layout" svg:width="4.15cm" svg:height="1.855cm" svg:x="1.201cm" svg:y="9.2cm">
          <text:p text:style-name="P46"><text:span text:style-name="T28">версия строки</text:span></text:p>
          <text:p text:style-name="P46"><text:span text:style-name="T28">видна в прошлом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73.7653577451 34971.98275862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8" draw:text-style-name="P42" draw:layer="layout" svg:width="0.508cm" svg:height="0.508cm" draw:transform="rotate (-2.0943951023932) translate (10.743cm 13.5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9" draw:text-style-name="P42" draw:layer="layout" svg:width="0.299cm" svg:height="1.025cm" draw:transform="rotate (-2.0943951023932) translate (14.2121561066463cm 15.6346878352896cm)" svg:viewBox="0 0 300 1026" svg:d="M150 1025c-337-128 0-256 0-1025v513zM150 1026v-513-512c0 769 337 897 0 1025z">
            <text:p/>
          </draw:path>
          <draw:custom-shape draw:style-name="gr30" draw:text-style-name="P42" draw:layer="layout" svg:width="0.15cm" svg:height="4.542cm" draw:transform="rotate (2.0943951023932) translate (10.578cm 15.998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6">Замороженная версия строки считается старше любых обычных данных и всегда видна во всех снимках. При этом уже не требуется смотреть на номер транзакции xmin, и этот номер может быть безопасно использован заново. Таким образом, замороженные версии строк всегда остаются в прошлом.</text:span></text:p>
              <text:p text:style-name="P16"><text:span text:style-name="T17"><text:a xlink:href="https://postgrespro.ru/docs/postgresql/16/routine-vacuuming#VACUUM-FOR-WRAPAROUND" xlink:type="simple">https://postgrespro.ru/docs/postgresql/16/routine-vacuuming#VACUUM-FOR-WRAPAROUND</text:a></text:span></text:p>
              <text:p text:style-name="P16"><text:span text:style-name="T6"/></text:p>
            </draw:text-box>
          </draw:frame>
        </presentation:notes>
      </draw:page>
      <draw:page draw:name="page19" draw:style-name="dp1" draw:master-page-name="master" presentation:presentation-page-layout-name="AL1T1">
        <draw:custom-shape draw:style-name="gr3" draw:text-style-name="P18" draw:layer="layout" svg:width="2cm" svg:height="1.2cm" svg:x="10.937cm" svg:y="12.207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37cm" svg:y="12.207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37cm" svg:y="12.207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имер</text:span></text:p>
          </draw:text-box>
        </draw:frame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xml:id="id20" draw:id="id20" draw:layer="layout" svg:width="3cm" svg:height="1.2cm" svg:x="7.43cm" svg:y="13.409cm">
          <text:p text:style-name="P17"><text:span text:style-name="T18">102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3cm" svg:y="13.409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3cm" svg:y="13.409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1cm" svg:y="14.005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path draw:style-name="gr7" draw:text-style-name="P20" draw:layer="layout" svg:width="0.491cm" svg:height="0.456cm" svg:x="9.787cm" svg:y="14.009cm" svg:viewBox="0 0 492 457" svg:d="M492 17c0-14-4-17-18-17-12 0-17 2-28 10-52 41-82 68-139 127-40 41-68 69-81 81-34 33-54 51-60 57-5 5-10 8-14 8-1 0-7-2-11-5-8-4-10-9-12-23-4-26-7-44-8-51-4-17-6-36-5-38 0-12-2-15-11-21-5-4-12-6-17-6-9 0-25 3-33 6-11 4-15 7-35 32-16 20-16 20-17 27 0 6-3 43-3 49 0 15 1 31 4 52 5 36 10 76 9 77 1 16 2 20 9 27 9 11 21 21 34 30 21 14 30 18 44 18 11 0 22-7 49-30 64-55 193-182 236-231 47-55 80-91 90-100 10-10 16-16 16-19l1-52z">
          <text:p/>
        </draw:path>
        <draw:connector draw:style-name="gr11" draw:text-style-name="P21" draw:layer="layout" draw:type="curve" draw:line-skew="-1.925cm" svg:x1="7.43cm" svg:y1="5.407cm" svg:x2="7.43cm" svg:y2="14.009cm" draw:start-shape="id19" draw:start-glue-point="3" draw:end-shape="id20" draw:end-glue-point="3" svg:d="M7430 5407c-3639 0-3639 8602 0 8602" svg:viewBox="0 0 2730 8603">
          <text:p/>
        </draw:connector>
        <draw:custom-shape draw:style-name="gr3" draw:text-style-name="P18" draw:layer="layout" svg:width="2cm" svg:height="1.2cm" svg:x="8.428cm" svg:y="3.607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10.428cm" svg:y="3.607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9" draw:id="id19" draw:layer="layout" svg:width="2cm" svg:height="1.2cm" svg:x="7.43cm" svg:y="4.807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4.807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29" draw:layer="layout" svg:width="16.799cm" svg:height="14.121cm" svg:x="2.1cm" svg:y="14.107cm" presentation:class="notes" presentation:user-transformed="true">
            <draw:text-box>
              <text:p text:style-name="P16"><text:span text:style-name="T6">На рисунке приведена ситуация до заморозки. В табличной странице после очистки осталась только одна актуальная версия строки.</text:span></text:p>
            </draw:text-box>
          </draw:frame>
        </presentation:notes>
      </draw:page>
      <draw:page draw:name="page20" draw:style-name="dp1" draw:master-page-name="master" presentation:presentation-page-layout-name="AL1T1">
        <draw:custom-shape draw:style-name="gr3" draw:text-style-name="P18" draw:layer="layout" svg:width="2cm" svg:height="1.2cm" svg:x="10.937cm" svg:y="12.207cm">
          <text:p text:style-name="P17"><text:span text:style-name="T18">x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2cm" svg:height="1.2cm" svg:x="7.937cm" svg:y="12.207cm">
          <text:p text:style-name="P17"><text:span text:style-name="T18">xmin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99cm" svg:height="1.2cm" svg:x="13.937cm" svg:y="12.207cm">
          <text:p text:style-name="P17"><text:span text:style-name="T19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сле заморозки</text:span></text:p>
          </draw:text-box>
        </draw:frame>
        <draw:custom-shape draw:style-name="gr3" draw:text-style-name="P18" draw:layer="layout" svg:width="2cm" svg:height="1.2cm" svg:x="1.204cm" svg:y="13.4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38" draw:text-style-name="P48" xml:id="id22" draw:id="id22" draw:layer="layout" svg:width="3cm" svg:height="1.2cm" svg:x="7.43cm" svg:y="13.4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1.2cm" svg:x="13.43cm" svg:y="13.409cm">
          <text:p text:style-name="P17"><text:span text:style-name="T18">42,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cm" svg:height="1.2cm" svg:x="10.43cm" svg:y="13.409cm">
          <text:p text:style-name="P17"><text:span text:style-name="T18">0</text:span></text:p>
          <draw:enhanced-geometry svg:viewBox="0 0 21600 21600" draw:type="rectangle" draw:enhanced-path="M 0 0 L 21600 0 21600 21600 0 21600 0 0 Z N"/>
        </draw:custom-shape>
        <draw:path draw:style-name="gr13" draw:text-style-name="P23" draw:layer="layout" svg:width="0.384cm" svg:height="0.456cm" svg:x="12.91cm" svg:y="14.005cm" svg:viewBox="0 0 385 457" svg:d="M375 41l-4-5-9 2c-11-8-11-8-11-10 0-1 0-2 1-3 1-2 2-3 2-4 0-3-21-21-23-21-5 0-91 86-149 150-29-41-43-62-77-116-5-6-8-9-12-9-8 0-14 7-16 19 0 5-4 9-8 9-1 0-3-1-5-4-2-2-5-5-9-8-13 12-15 14-24 28 3 22 44 113 74 167-1 1-3 4-5 6-39 45-62 72-69 80-11 14-20 25-31 40 1 4 3 8 3 9 7 14 7 14 7 15 0 3-2 8-5 12-2 2-3 4-3 5 0 5 19 31 24 33 2-1 3-2 4-2 5-2 9-3 11-3s4 1 4 3c0 1-1 2-1 4 0 1-1 3-1 5l12 14h8c22-32 35-51 47-65l44-57 6-9c10 12 11 14 29 40 19 28 26 37 43 55 2 1 4 2 5 2 3 0 16-12 24-21 1-1 2-1 2-1 1 0 1 0 1 0 1 1 2 2 4 3s4 2 6 4c3 3 5 4 7 4s12-8 15-11c2-3 3-4 4-5l-2-7c0-1 3-3 11-9 17-13 20-18 23-35-9-8-48-56-94-116 40-50 90-106 139-155 0-2-1-3-1-4 0 0 1-2 2-3 5-6 6-7 7-12z">
          <text:p/>
        </draw:path>
        <draw:path draw:style-name="gr35" draw:text-style-name="P49" draw:layer="layout" svg:width="0.39cm" svg:height="0.436cm" svg:x="9.817cm" svg:y="14.012cm" svg:viewBox="0 0 391 437" svg:d="M217 218c30-17 59-34 89-51 23 12 47 23 70 35 4-6 8-11 13-17-21-10-41-20-62-30 21-12 42-24 64-36-4-6-8-13-12-20-21 13-42 25-63 38 2-23 3-46 5-69-7 1-14 2-21 2-2 27-3 53-5 79-29 17-59 34-89 51 0-34 0-69 0-103 22-14 44-29 66-43-3-6-6-13-8-19-19 12-39 25-58 37 1-24 1-48 2-72-8 0-16 0-24 0 0 24 0 48 1 72-19-12-38-25-57-37-3 6-6 13-9 19 22 14 44 29 66 43 0 34 0 69 0 103-30-17-59-34-89-51-2-26-3-52-5-79-7 0-14-1-21-2 2 23 3 46 5 69-21-13-42-25-63-38-4 7-8 14-12 20 21 12 43 24 64 36-20 10-41 20-61 30 4 6 8 11 12 17 24-12 47-23 70-35 30 17 59 34 89 51-30 18-59 35-89 52-23-12-46-23-70-35-4 5-8 11-12 16 20 11 41 21 61 31-21 12-43 24-64 36 4 6 8 13 12 20 21-12 42-25 63-37-2 23-3 45-5 68 7-1 14-2 21-3 2-26 3-52 5-78 30-17 59-34 89-51 0 34 0 68 0 103-22 14-44 29-66 43 3 6 6 13 9 19 19-13 38-25 57-38-1 25-1 49-1 73 8 0 16 0 24 0-1-24-1-48-2-73 19 13 39 25 58 38 2-6 5-13 8-19-22-14-44-29-66-43 0-35 0-69 0-103 30 17 60 34 89 51 2 26 3 52 5 78 7 1 14 2 21 3-2-23-3-45-5-68 21 12 42 25 63 37 4-7 8-14 12-20-22-12-43-24-64-36 21-10 41-20 62-31-5-5-9-11-13-16-23 12-47 23-70 35-30-17-59-34-89-52z">
          <text:p/>
        </draw:path>
        <draw:connector draw:style-name="gr11" draw:text-style-name="P21" draw:layer="layout" draw:type="curve" draw:line-skew="-1.93cm" svg:x1="7.43cm" svg:y1="5.408cm" svg:x2="7.43cm" svg:y2="14.009cm" draw:start-shape="id21" draw:start-glue-point="3" draw:end-shape="id22" draw:end-glue-point="3" svg:d="M7430 5408c-3646 0-3646 8601 0 8601" svg:viewBox="0 0 2735 8602">
          <text:p/>
        </draw:connector>
        <draw:custom-shape draw:style-name="gr3" draw:text-style-name="P18" draw:layer="layout" svg:width="2cm" svg:height="1.2cm" svg:x="8.428cm" svg:y="3.608cm">
          <text:p text:style-name="P17"><text:span text:style-name="T18">ctid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2cm" svg:height="1.2cm" svg:x="10.428cm" svg:y="3.608cm">
          <text:p text:style-name="P17"><text:span text:style-name="T19">клю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21" draw:id="id21" draw:layer="layout" svg:width="2cm" svg:height="1.2cm" svg:x="7.43cm" svg:y="4.808cm">
          <text:p text:style-name="P17"><text:span text:style-name="T18">(0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2cm" svg:height="1.2cm" svg:x="9.43cm" svg:y="4.808cm">
          <text:p text:style-name="P17"><text:span text:style-name="T18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14"><text:span text:style-name="T14"/></text:p>
              </text:list-item>
              <text:list-item>
                <text:p text:style-name="P33"><text:span text:style-name="T14"/></text:p>
              </text:list-item>
              <text:list-item>
                <text:p text:style-name="P33"><text:span text:style-name="T14"/></text:p>
              </text:list-item>
              <text:list-item>
                <text:p text:style-name="P14"><text:span text:style-name="T14">замораживается только номер xmin</text:span></text:p>
              </text:list-item>
              <text:list-item>
                <text:p text:style-name="P14"><text:span text:style-name="T14">версии строк с xmax являются неактуальными и будут очищ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13" draw:layer="layout" svg:width="16.799cm" svg:height="14.121cm" svg:x="2.1cm" svg:y="14.107cm" presentation:class="notes" presentation:user-transformed="true">
            <draw:text-box>
              <text:p text:style-name="P28"><text:span text:style-name="T6">Для того чтобы пометить номер транзакции xmin как замороженный, выставляется специальная комбинация информационных битов</text:span><text:span text:style-name="T6"><text:line-break/></text:span><text:span text:style-name="T6">в заголовке версии строки.</text:span></text:p>
              <text:p text:style-name="P28"><text:span text:style-name="T6">Важно, чтобы версии строк замораживались вовремя. Если возникнет ситуация, при которой еще не замороженная транзакция рискует попасть в будущее, PostgreSQL аварийно остановится. Это возможно</text:span><text:span text:style-name="T6"><text:line-break/></text:span><text:span text:style-name="T6">в двух случаях: либо транзакция не завершена и, следовательно,</text:span><text:span text:style-name="T6"><text:line-break/></text:span><text:span text:style-name="T6">не может быть заморожена, либо не сработала очистка.</text:span></text:p>
              <text:p text:style-name="P28"><text:span text:style-name="T6">При запуске сервера после аварийного останова транзакция будет автоматически оборвана; дальше администратор должен вручную выполнить очистку и после этого система сможет продолжить работать дальше.</text:span></text:p>
            </draw:text-box>
          </draw:frame>
        </presentation:notes>
      </draw:page>
      <draw:page draw:name="page21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морозка вручную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VACUUM FREEZE</text:span></text:p>
                <text:list>
                  <text:list-item>
                    <text:p text:style-name="P50"><text:span text:style-name="T14">принудительная заморозка версий строк с xmin любого возраста</text:span></text:p>
                  </text:list-item>
                  <text:list-item>
                    <text:p text:style-name="P51"><text:span text:style-name="T14">тот же эффект и при VACUUM FULL, CLUSTER</text:span></text:p>
                  </text:list-item>
                </text:list>
              </text:list-item>
              <text:list-item>
                <text:p text:style-name="P9"><text:span text:style-name="T13">COPY … WITH FREEZE</text:span></text:p>
                <text:list>
                  <text:list-item>
                    <text:p text:style-name="P50"><text:span text:style-name="T14">принудительная заморозка во время загрузки</text:span></text:p>
                  </text:list-item>
                  <text:list-item>
                    <text:p text:style-name="P50"><text:span text:style-name="T14">таблица должна быть создана или опустошена в той же транзакции</text:span></text:p>
                  </text:list-item>
                  <text:list-item>
                    <text:p text:style-name="P52"><text:span text:style-name="T14">могут нарушаться правила изоляции транзакции</text:span></text:p>
                    <text:p text:style-name="P33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6">Иногда бывает удобно управлять заморозкой вручную, а не дожидаться автоочистки.</text:span></text:p>
              <text:p text:style-name="P16"><text:span text:style-name="T6">Заморозку можно вызвать вручную командой VACUUM FREEZE —</text:span><text:span text:style-name="T6"><text:line-break/></text:span><text:span text:style-name="T6">при этом будут заморожены все версии строк, без оглядки на возраст транзакций. При перестройке таблицы командами VACUUM FULL или CLUSTER все строки также замораживаются.</text:span></text:p>
              <text:p text:style-name="P16"><text:span text:style-name="T17"><text:a xlink:href="https://postgrespro.ru/docs/postgresql/16/sql-vacuum" xlink:type="simple">https://postgrespro.ru/docs/postgresql/16/sql-vacuum</text:a></text:span></text:p>
              <text:p text:style-name="P16"><text:span text:style-name="T6">Данные можно заморозить и при начальной загрузке с помощью команды COPY, указав параметр FREEZE. Для этого таблица должна быть создана (или опустошена командой TRUNCATE) в той же транзакции, что и COPY. Поскольку для замороженных строк действуют отдельные правила видимости, такие строки будут видны в снимках данных других транзакций в нарушение обычных правил изоляции</text:span><text:span text:style-name="T6"><text:line-break/></text:span><text:span text:style-name="T6">(это касается транзакций с уровнем Repeatable Read или Serializable), хотя обычно это не представляет проблемы.</text:span></text:p>
              <text:p text:style-name="P16"><text:span text:style-name="T17"><text:a xlink:href="https://postgrespro.ru/docs/postgresql/16/sql-copy" xlink:type="simple">https://postgrespro.ru/docs/postgresql/16/sql-copy</text:a></text:span></text:p>
              <text:p text:style-name="P16"><text:span text:style-name="T6"/></text:p>
            </draw:text-box>
          </draw:frame>
        </presentation:notes>
      </draw:page>
      <draw:page draw:name="page22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Многоверсионность требует очистки старых версий строк</text:span></text:p>
                <text:list>
                  <text:list-item>
                    <text:p text:style-name="P14"><text:span text:style-name="T14">обычная очистка — как правило в автоматическом режиме</text:span></text:p>
                  </text:list-item>
                  <text:list-item>
                    <text:p text:style-name="P15"><text:span text:style-name="T14">полная очистка — в экстренных случаях</text:span></text:p>
                  </text:list-item>
                </text:list>
              </text:list-item>
              <text:list-item>
                <text:p text:style-name="P9"><text:span text:style-name="T11">Переполнение счетчика транзакций требует заморозки</text:span></text:p>
              </text:list-item>
              <text:list-item>
                <text:p text:style-name="P9"><text:span text:style-name="T11">Долгие транзакции и одномоментное обновление большого </text:span><text:span text:style-name="T11">объема данных приводят к проблемам</text:span></text:p>
                <text:list>
                  <text:list-item>
                    <text:p text:style-name="P14"><text:span text:style-name="T14">таблицы и индексы увеличиваются в размерах</text:span></text:p>
                  </text:list-item>
                  <text:list-item>
                    <text:p text:style-name="P14"><text:span text:style-name="T14">многократно сканируются индексы при очистке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draw:frame presentation:style-name="pr12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5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54"><text:span text:style-name="T13">В демонстрации было показано, что при обновлении всех </text:span><text:span text:style-name="T13">строк таблицы одной командой </text:span><text:span text:style-name="T29">UPDATE</text:span><text:span text:style-name="T13"> объем данных</text:span><text:span text:style-name="T13"><text:line-break/></text:span><text:span text:style-name="T13">на диске увеличивается вдвое.</text:span><text:span text:style-name="T13"><text:line-break/></text:span><text:span text:style-name="T13">Проделайте сходный эксперимент, но обновляйте таблицу </text:span><text:span text:style-name="T13">небольшими пакетами строк, чередуя обновление с </text:span><text:span text:style-name="T13">запуском очистки. </text:span><text:span text:style-name="T13"><text:line-break/></text:span><text:span text:style-name="T13">Как сильно увеличилась таблица на этот раз?</text:span></text:p>
              </text:list-item>
              <text:list-item>
                <text:p text:style-name="P54"><text:span text:style-name="T13">Сравните время, за которое удаляются все строки таблицы </text:span><text:span text:style-name="T13">при использовании команд </text:span><text:span text:style-name="T29">DELETE</text:span><text:span text:style-name="T13"> и </text:span><text:span text:style-name="T29">TRUNCATE</text:span><text:span text:style-name="T1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4" draw:text-style-name="P56" draw:layer="layout" svg:width="16.799cm" svg:height="13.364cm" svg:x="2.1cm" svg:y="14.107cm" presentation:class="notes" presentation:user-transformed="true">
            <draw:text-box>
              <text:p text:style-name="P16"><text:span text:style-name="T30">1. С размером пакета можно экспериментировать; возьмите, например, 1 % от числа строк в таблице.</text:span></text:p>
              <text:p text:style-name="P16"><text:span text:style-name="T30">Для пакетной обработки нужно решить, как именно выбирать </text:span><text:span text:style-name="T31">N</text:span><text:span text:style-name="T30"> строк</text:span><text:span text:style-name="T30"><text:line-break/></text:span><text:span text:style-name="T30">из имеющихся в таблице.</text:span></text:p>
              <text:p text:style-name="P16"><text:span text:style-name="T30">Учтите, что обработка какого-то пакета может (в принципе) завершиться ошибкой. Важно, чтобы это не повлияло на возможность продолжить обработку и довести ее до конца. Например, если выбирать строки по диапазонам значений идентификатора, то как определить, какие пакеты успешно обработаны, а какие — нет?</text:span></text:p>
              <text:p text:style-name="P16"><text:span text:style-name="T30"/></text:p>
              <text:p text:style-name="P16"><text:span text:style-name="T30">2. Воспользуйтесь командой psql </text:span><text:span text:style-name="T32">\timing</text:span><text:span text:style-name="T30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Gradient_20_5" draw:display-name="Gradient 5" draw:style="radial" draw:cx="50%" draw:cy="50%" draw:start-color="#ffe1ff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wraparound" draw:style="radial" draw:cx="50%" draw:cy="50%" draw:start-color="#f0e6ff" draw:end-color="#ffffff" draw:start-intensity="100%" draw:end-intensity="100%" draw:border="0%"/>
    <draw:opacity draw:name="Transparency_20_2" draw:display-name="Transparency 2" draw:style="linear" draw:start="100%" draw:end="50%" draw:angle="0deg" draw:border="25%"/>
    <draw:opacity draw:name="Transparency_20_5" draw:display-name="Transparency 5" draw:style="rectangular" draw:cx="50%" draw:cy="50%" draw:start="20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5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5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1" draw:layer="backgroundobjects" svg:width="25.199cm" svg:height="2.107cm" svg:x="1.4cm" svg:y="15.086cm">
        <draw:text-box>
          <text:p/>
        </draw:text-box>
      </draw:frame>
      <draw:custom-shape draw:style-name="Mgr6" draw:text-style-name="MP12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1" draw:layer="backgroundobjects" svg:width="25.24cm" svg:height="1.98cm" svg:x="1.43cm" svg:y="0.76cm">
        <draw:text-box>
          <text:p/>
        </draw:text-box>
      </draw:frame>
      <draw:frame draw:style-name="Mgr8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1" draw:layer="backgroundobjects" svg:width="16.799cm" svg:height="13.364cm" svg:x="2.1cm" svg:y="14.107cm">
          <draw:text-box>
            <text:p/>
          </draw:text-box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4H27M40S</meta:editing-duration>
    <meta:editing-cycles>166</meta:editing-cycles>
    <meta:generator>LibreOffice/7.3.7.2$Linux_X86_64 LibreOffice_project/30$Build-2</meta:generator>
    <dc:date>2024-10-15T19:36:08.713127734</dc:date>
    <meta:document-statistic meta:object-count="369"/>
    <meta:template xlink:type="simple" xlink:actuate="onRequest" xlink:title="master" xlink:href="../../../../../.config/libreoffice/4/user/template/master.otp" meta:date="2015-06-03T14:43:56.815095550"/>
  </office:meta>
</office:document-meta>
</file>